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los" svg:font-family="Golo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406d" officeooo:paragraph-rsid="001c406d"/>
    </style:style>
    <style:style style:name="P2" style:family="paragraph" style:parent-style-name="Standard">
      <style:paragraph-properties fo:line-height="140%"/>
    </style:style>
    <style:style style:name="P3" style:family="paragraph" style:parent-style-name="Standard">
      <style:paragraph-properties fo:margin-left="0in" fo:margin-right="0in" fo:margin-top="0in" fo:margin-bottom="0.1563in" loext:contextual-spacing="false" fo:orphans="2" fo:widows="2" fo:text-indent="0in" style:auto-text-indent="false"/>
      <style:text-properties fo:font-variant="normal" fo:text-transform="none" fo:color="#000000" style:font-name="Golos" fo:font-size="13.5pt" fo:letter-spacing="normal" fo:font-style="normal" fo:font-weight="normal"/>
    </style:style>
    <style:style style:name="P4" style:family="paragraph" style:parent-style-name="Standard">
      <style:paragraph-properties fo:margin-left="0in" fo:margin-right="0in" fo:margin-top="0in" fo:margin-bottom="0.1563in" loext:contextual-spacing="false" fo:orphans="2" fo:widows="2" fo:text-indent="0in" style:auto-text-indent="false"/>
      <style:text-properties fo:font-variant="normal" fo:text-transform="none" fo:color="#000000" style:font-name="Golos" fo:font-size="13.5pt" fo:letter-spacing="normal" fo:font-style="normal" fo:font-weight="normal" officeooo:rsid="001c406d" officeooo:paragraph-rsid="001c406d"/>
    </style:style>
    <style:style style:name="P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Golos" fo:font-size="18pt" fo:letter-spacing="normal" fo:font-style="normal" fo:font-weight="bold"/>
    </style:style>
    <style:style style:name="P6" style:family="paragraph" style:parent-style-name="Text_20_body">
      <style:paragraph-properties fo:margin-left="0in" fo:margin-right="0in" fo:margin-top="0in" fo:margin-bottom="0in" loext:contextual-spacing="false" fo:line-height="140%" fo:text-indent="0in" style:auto-text-indent="false"/>
      <style:text-properties fo:color="#000000" officeooo:paragraph-rsid="001c406d"/>
    </style:style>
    <style:style style:name="P7" style:family="paragraph" style:parent-style-name="Text_20_body">
      <style:paragraph-properties fo:margin-left="0in" fo:margin-right="0in" fo:margin-top="0in" fo:margin-bottom="0in" loext:contextual-spacing="false" fo:line-height="140%" fo:text-indent="0in" style:auto-text-indent="false"/>
      <style:text-properties fo:color="#000000" officeooo:rsid="001cbd3d" officeooo:paragraph-rsid="001cbd3d"/>
    </style:style>
    <style:style style:name="P8" style:family="paragraph" style:parent-style-name="Text_20_body">
      <style:paragraph-properties fo:margin-left="0in" fo:margin-right="0in" fo:margin-top="0in" fo:margin-bottom="0in" loext:contextual-spacing="false" fo:line-height="140%" fo:text-indent="0in" style:auto-text-indent="false"/>
      <style:text-properties fo:color="#000000" fo:font-weight="bold" officeooo:rsid="001cbd3d" officeooo:paragraph-rsid="001db5bc" style:font-weight-asian="bold" style:font-weight-complex="bold"/>
    </style:style>
    <style:style style:name="P9" style:family="paragraph" style:parent-style-name="Text_20_body">
      <style:paragraph-properties fo:margin-left="0in" fo:margin-right="0in" fo:margin-top="0in" fo:margin-bottom="0in" loext:contextual-spacing="false" fo:line-height="140%" fo:text-indent="0in" style:auto-text-indent="false"/>
      <style:text-properties fo:color="#000000" fo:font-weight="bold" officeooo:rsid="001cbd3d" officeooo:paragraph-rsid="001cbd3d" style:font-weight-asian="bold" style:font-weight-complex="bold"/>
    </style:style>
    <style:style style:name="P10" style:family="paragraph" style:parent-style-name="Text_20_body">
      <style:paragraph-properties fo:margin-left="0in" fo:margin-right="0in" fo:margin-top="0in" fo:margin-bottom="0in" loext:contextual-spacing="false" fo:line-height="140%" fo:text-indent="0in" style:auto-text-indent="false"/>
      <style:text-properties fo:color="#000000" fo:font-weight="bold" officeooo:rsid="001cbd3d" officeooo:paragraph-rsid="001e8678" style:font-weight-asian="bold" style:font-weight-complex="bold"/>
    </style:style>
    <style:style style:name="P11" style:family="paragraph" style:parent-style-name="Text_20_body">
      <style:paragraph-properties fo:margin-left="0in" fo:margin-right="0in" fo:margin-top="0in" fo:margin-bottom="0in" loext:contextual-spacing="false" fo:line-height="140%" fo:text-indent="0in" style:auto-text-indent="false"/>
      <style:text-properties fo:color="#000000" fo:font-weight="bold" officeooo:rsid="001e8678" officeooo:paragraph-rsid="001e8678" style:font-weight-asian="bold" style:font-weight-complex="bold"/>
    </style:style>
    <style:style style:name="P12" style:family="paragraph" style:parent-style-name="Text_20_body">
      <style:paragraph-properties fo:margin-left="0in" fo:margin-right="0in" fo:margin-top="0in" fo:margin-bottom="0in" loext:contextual-spacing="false" fo:line-height="140%" fo:text-indent="0in" style:auto-text-indent="false"/>
      <style:text-properties fo:color="#000000" fo:font-weight="bold" officeooo:rsid="001edbbf" officeooo:paragraph-rsid="001edbbf" style:font-weight-asian="bold" style:font-weight-complex="bold"/>
    </style:style>
    <style:style style:name="P13" style:family="paragraph" style:parent-style-name="Standard">
      <style:text-properties fo:font-variant="normal" fo:text-transform="none" fo:color="#000000" style:font-name="Golos" fo:font-size="13.5pt" fo:letter-spacing="normal" fo:font-style="normal" fo:font-weight="bold" officeooo:paragraph-rsid="001c406d" fo:background-color="#ffffff" loext:padding="0in" loext:border="none"/>
    </style:style>
    <style:style style:name="P14" style:family="paragraph" style:parent-style-name="Text_20_body">
      <style:paragraph-properties fo:margin-left="0in" fo:margin-right="0in" fo:margin-top="0in" fo:margin-bottom="0in" loext:contextual-spacing="false" fo:line-height="140%" fo:text-indent="0in" style:auto-text-indent="false"/>
      <style:text-properties fo:color="#000000" fo:font-weight="bold" officeooo:rsid="001cbd3d" officeooo:paragraph-rsid="001cbd3d" style:font-weight-asian="bold" style:font-weight-complex="bold"/>
    </style:style>
    <style:style style:name="P15" style:family="paragraph" style:parent-style-name="Text_20_body">
      <style:paragraph-properties fo:margin-left="0in" fo:margin-right="0in" fo:margin-top="0in" fo:margin-bottom="0in" loext:contextual-spacing="false" fo:line-height="140%" fo:text-indent="0in" style:auto-text-indent="false"/>
      <style:text-properties fo:color="#000000" officeooo:rsid="001cbd3d" officeooo:paragraph-rsid="001cbd3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cbd3d"/>
    </style:style>
    <style:style style:name="T4" style:family="text">
      <style:text-properties officeooo:rsid="001db5bc"/>
    </style:style>
    <style:style style:name="T5" style:family="text">
      <style:text-properties fo:font-weight="normal" style:font-weight-asian="normal" style:font-weight-complex="normal"/>
    </style:style>
    <style:style style:name="T6" style:family="text">
      <style:text-properties fo:font-weight="normal" officeooo:rsid="001db5bc" style:font-weight-asian="normal" style:font-weight-complex="normal"/>
    </style:style>
    <style:style style:name="T7" style:family="text">
      <style:text-properties fo:font-weight="normal" officeooo:rsid="001e8678"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db5bc" style:font-style-asian="italic" style:font-weight-asian="normal" style:font-style-complex="italic" style:font-weight-complex="normal"/>
    </style:style>
    <style:style style:name="T10" style:family="text">
      <style:text-properties fo:font-style="italic" fo:font-weight="normal" officeooo:rsid="001e8678"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Домашнее задание «Требования в DS проектах aml»</text:p>
      <text:p text:style-name="P5"/>
      <text:p text:style-name="P3"><text:span text:style-name="T1">Преподаватель: </text:span>Алексей Кузьмин</text:p>
      <text:p text:style-name="P4"><text:span text:style-name="T2">Студент</text:span>: Латыпова Полина</text:p>
      <text:section text:style-name="Sect1" text:name="scroll-lesson-item-content">
        <text:p text:style-name="P2"/>
        <text:section text:style-name="Sect1" text:name="markdown-727094">
          <text:p text:style-name="P6">Возьмите за основу продукт компании “Нетология” - профессию Data Scientist.<text:line-break/>Как бы Вы организовали аналитику по данному продукту?<text:line-break/>Сформулируйте 2-3 ключевые метрики продукта<text:line-break/>Какие данные Вам могут помочь в поиске инсайтов?<text:line-break/>Опишите команду для работы с данными для данного продукта<text:line-break/>Какие роли Вам будут нужны?<text:line-break/>Чем они будут заниматься?</text:p>
        </text:section>
      </text:section>
      <text:p text:style-name="P1"/>
      <text:p text:style-name="P9">Как бы Вы организовали аналитику по данному продукту?</text:p>
      <text:p text:style-name="P9">Сформулируйте 2-3 ключевые метрики продукта.</text:p>
      <text:p text:style-name="P9">Метрики:</text:p>
      <text:p text:style-name="P7">- активность студентов</text:p>
      <text:p text:style-name="P7">- удовлетворенность студентов курсом</text:p>
      <text:p text:style-name="P7">- доля завершающих обучение</text:p>
      <text:p text:style-name="P7"/>
      <text:p text:style-name="P8">Какие данные Вам могут помочь в поиске инсайтов?</text:p>
      <text:p text:style-name="P7">Я думаю, что нужно было бы организовать сбор различных данных для анализа: </text:p>
      <text:p text:style-name="P7">- до того, как обучение только началось: как много людей переходят по ссылкам на курс, какие люди интересуются курсом (насколько описание способно привлекать целевую аудиторию), сколько людей просят обратную свзяь/перезвонить/уточнить детали по курсу, сколько действительно приступают к обучению.</text:p>
      <text:p text:style-name="P7">- во время обучения: <text:s/>как много требуется им поддержки для выполнения домашних заданий ( как часто они обращаются с вопросами к сокурсникам и преподавателю), как<text:span text:style-name="T4">ие оценки о</text:span>ни <text:span text:style-name="T4">ставят модулям и занятиям</text:span> во время учебы, какой процент заданий они выполняют,</text:p>
      <text:p text:style-name="P7">- после/в конце обучения: сколько людей начали обучение и сколько его закончили, <text:span text:style-name="T4">сколько людей пришли снова за новыми курсами, какие отзывы и оценки они оставили на агрегаторах отзывов о различных платформах.</text:span></text:p>
      <text:p text:style-name="P7"/>
      <text:p text:style-name="P8">Опишите команду для работы с данными для данного продукта</text:p>
      <text:p text:style-name="P8">Какие роли Вам будут нужны? Чем они будут заниматься?</text:p>
      <text:p text:style-name="P8"/>
      <text:p text:style-name="P10"><text:soft-page-break/><text:span text:style-name="T10">Владелец</text:span><text:span text:style-name="T9"> продукта.</text:span><text:span text:style-name="T6"> </text:span><text:span text:style-name="T7">Хорошо</text:span><text:span text:style-name="T6"> понимает, какова цель продукта, каким он должен быть “в идеальном случае”, какие результаты должен приносить. Он будет оценивать, <text:s/>что нужно улучшить в продукте, чтобы максимизировать его ценность. Продумывать стратегию развития. Оценивать эффективность выбранного пути развития и принимать решения о дальнейших действиях. </text:span></text:p>
      <text:p text:style-name="P11"><text:span text:style-name="T9">D</text:span><text:span text:style-name="T8">ata engineer. </text:span><text:span text:style-name="T5">Будет заниматься извлечением данных из различных источников (базы данных опросов, метрики сайтов (?), база данных учеников, менторов, открытые источники с отзывами по разным курсам). </text:span></text:p>
      <text:p text:style-name="P11"><text:span text:style-name="T5">Возможно, нужен также </text:span><text:span text:style-name="T8">отдельный специалист по базам данных, </text:span><text:span text:style-name="T11">чтобы правильно хранить полученные данные и использовать многократно</text:span><text:span text:style-name="T8">.</text:span></text:p>
      <text:p text:style-name="P12"><text:span text:style-name="T8">Аналитик данных. </text:span><text:span text:style-name="T11">Будет разбираться и знать, какие данные нужны для каких метрик, как связаны метрики между собой. Будет проводить эксперименты, чтобы понять, что поможет улучшить ту или иную метрику. Будет давать рекомендации бизнесу. Предлагать, какие еще данные могли бы помочь.</text:span></text:p>
      <text:p text:style-name="P12"><text:span text:style-name="T8">BI – аналитик. </text:span><text:span text:style-name="T11">Будет создавать понятные дашборды, презентовать результаты, проводить опросы. </text:span><text:span text:style-name="T3"><text:line-break/></text:span><text:span text:style-name="T8">Data scientist. </text:span><text:span text:style-name="T11">Будет заниматься извлечением инсайтов и важной информации из имеющихся данных. Предлагать, какие еще данные могли бы помочь. Строить прогностические модели.</text:span></text:p>
      <text:p text:style-name="P7"/>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los" svg:font-family="Golo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8T18:37:56.155736089</meta:creation-date>
    <dc:date>2022-04-08T21:09:40.091797034</dc:date>
    <meta:editing-duration>PT14M23S</meta:editing-duration>
    <meta:editing-cycles>2</meta:editing-cycles>
    <meta:generator>LibreOffice/6.0.7.3$Linux_X86_64 LibreOffice_project/00m0$Build-3</meta:generator>
    <meta:document-statistic meta:table-count="0" meta:image-count="0" meta:object-count="0" meta:page-count="2" meta:paragraph-count="22" meta:word-count="391" meta:character-count="2837" meta:non-whitespace-character-count="2461"/>
  </office:meta>
</office:document-meta>
</file>